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59.4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2.97mm" svg:height="90.23mm" svg:x="192.84mm" svg:y="0mm">
            <draw:object draw:notify-on-update-of-ranges="Feuille1.B3:Feuille1.B3 Feuille1.B4:Feuille1.B13 Feuille1.E3:Feuille1.E3 Feuille1.E4:Feuille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07mm" svg:height="90.23mm" svg:x="367.72mm" svg:y="1.74mm">
            <draw:object draw:notify-on-update-of-ranges="Feuille1.B3:Feuille1.B3 Feuille1.B4:Feuille1.B13 Feuille1.C3:Feuille1.C3 Feuille1.C4:Feuille1.C13 Feuille1.D3:Feuille1.D3 Feuille1.D4:Feuille1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2.97mm" svg:height="90.23mm" svg:x="188.25mm" svg:y="131.47mm">
            <draw:object draw:notify-on-update-of-ranges="Feuille1.B31:Feuille1.B40 Feuille1.E3:Feuille1.E3 Feuille1.E31:Feuille1.E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82.07mm" svg:height="90.23mm" svg:x="363.13mm" svg:y="133.21mm">
            <draw:object draw:notify-on-update-of-ranges="Feuille1.B31:Feuille1.B40 Feuille1.C3:Feuille1.C3 Feuille1.C31:Feuille1.C40 Feuille1.D3:Feuille1.D3 Feuille1.D31:Feuille1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2.97mm" svg:height="90.23mm" svg:x="188.25mm" svg:y="262.07mm">
            <draw:object draw:notify-on-update-of-ranges="Feuille1.B61:Feuille1.B70 Feuille1.E3:Feuille1.E3 Feuille1.E61:Feuille1.E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2.07mm" svg:height="90.23mm" svg:x="363.13mm" svg:y="263.81mm">
            <draw:object draw:notify-on-update-of-ranges="Feuille1.B61:Feuille1.B70 Feuille1.C3:Feuille1.C3 Feuille1.C61:Feuille1.C70 Feuille1.D3:Feuille1.D3 Feuille1.D61:Feuille1.D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4]-[.F4]" office:value-type="float" office:value="0.182" calcext:value-type="float">
            <text:p>0,182</text:p>
          </table:table-cell>
          <table:table-cell table:style-name="ce3" table:formula="of:=[.F4]*2" office:value-type="float" office:value="0.118" calcext:value-type="float">
            <text:p>0,118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5]-[.F5]" office:value-type="float" office:value="0.195" calcext:value-type="float">
            <text:p>0,195</text:p>
          </table:table-cell>
          <table:table-cell table:style-name="ce3" table:formula="of:=[.F5]*2" office:value-type="float" office:value="0.062" calcext:value-type="float">
            <text:p>0,062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]-[.F6]" office:value-type="float" office:value="0.171" calcext:value-type="float">
            <text:p>0,171</text:p>
          </table:table-cell>
          <table:table-cell table:style-name="ce3" table:formula="of:=[.F6]*2" office:value-type="float" office:value="0.052" calcext:value-type="float">
            <text:p>0,052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7]-[.F7]" office:value-type="float" office:value="0.069" calcext:value-type="float">
            <text:p>0,069</text:p>
          </table:table-cell>
          <table:table-cell table:style-name="ce3" table:formula="of:=[.F7]*2" office:value-type="float" office:value="0.002" calcext:value-type="float">
            <text:p>0,002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8]-[.F8]" office:value-type="float" office:value="0.057" calcext:value-type="float">
            <text:p>0,057</text:p>
          </table:table-cell>
          <table:table-cell table:style-name="ce3" table:formula="of:=[.F8]*2" office:value-type="float" office:value="0.004" calcext:value-type="float">
            <text:p>0,004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 office:value-type="float" office:value="0.002" calcext:value-type="float">
            <text:p>0,00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9]-[.F9]" office:value-type="float" office:value="0.056" calcext:value-type="float">
            <text:p>0,056</text:p>
          </table:table-cell>
          <table:table-cell table:style-name="ce3" table:formula="of:=[.F9]*2" office:value-type="float" office:value="0.002" calcext:value-type="float">
            <text:p>0,00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10]-[.F10]" office:value-type="float" office:value="0.033" calcext:value-type="float">
            <text:p>0,033</text:p>
          </table:table-cell>
          <table:table-cell table:style-name="ce3" table:formula="of:=[.F10]*2" office:value-type="float" office:value="0.002" calcext:value-type="float">
            <text:p>0,002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11]-[.F11]" office:value-type="float" office:value="0.02" calcext:value-type="float">
            <text:p>0,02</text:p>
          </table:table-cell>
          <table:table-cell table:style-name="ce3" table:formula="of:=[.F11]*2" office:value-type="float" office:value="0.002" calcext:value-type="float">
            <text:p>0,00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12]-[.F12]" office:value-type="float" office:value="0.019" calcext:value-type="float">
            <text:p>0,019</text:p>
          </table:table-cell>
          <table:table-cell table:style-name="ce3" table:formula="of:=[.F12]*2" office:value-type="float" office:value="0" calcext:value-type="float">
            <text:p>0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13]-[.F13]" office:value-type="float" office:value="0.018" calcext:value-type="float">
            <text:p>0,018</text:p>
          </table:table-cell>
          <table:table-cell table:style-name="ce3" table:formula="of:=[.F13]*2" office:value-type="float" office:value="0.002" calcext:value-type="float">
            <text:p>0,002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1" office:value-type="string" calcext:value-type="string">
            <text:p>1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31]-[.F31]" office:value-type="float" office:value="0.74" calcext:value-type="float">
            <text:p>0,74</text:p>
          </table:table-cell>
          <table:table-cell table:style-name="ce3" table:formula="of:=[.F31]*2" office:value-type="float" office:value="0.07" calcext:value-type="float">
            <text:p>0,07</text:p>
          </table:table-cell>
          <table:table-cell table:style-name="ce3" office:value-type="float" office:value="0.775" calcext:value-type="float">
            <text:p>0,775</text:p>
          </table:table-cell>
          <table:table-cell table:style-name="ce3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32]-[.F32]" office:value-type="float" office:value="0.692" calcext:value-type="float">
            <text:p>0,692</text:p>
          </table:table-cell>
          <table:table-cell table:style-name="ce3" table:formula="of:=[.F32]*2" office:value-type="float" office:value="0.124" calcext:value-type="float">
            <text:p>0,124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062" calcext:value-type="float">
            <text:p>0,06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33]-[.F33]" office:value-type="float" office:value="0.693" calcext:value-type="float">
            <text:p>0,693</text:p>
          </table:table-cell>
          <table:table-cell table:style-name="ce3" table:formula="of:=[.F33]*2" office:value-type="float" office:value="0.072" calcext:value-type="float">
            <text:p>0,072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0.036" calcext:value-type="float">
            <text:p>0,03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34]-[.F34]" office:value-type="float" office:value="0.689" calcext:value-type="float">
            <text:p>0,689</text:p>
          </table:table-cell>
          <table:table-cell table:style-name="ce3" table:formula="of:=[.F34]*2" office:value-type="float" office:value="0.022" calcext:value-type="float">
            <text:p>0,022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35]-[.F35]" office:value-type="float" office:value="0.64" calcext:value-type="float">
            <text:p>0,64</text:p>
          </table:table-cell>
          <table:table-cell table:style-name="ce3" table:formula="of:=[.F35]*2" office:value-type="float" office:value="0.042" calcext:value-type="float">
            <text:p>0,042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021" calcext:value-type="float">
            <text:p>0,02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36]-[.F36]" office:value-type="float" office:value="0.645" calcext:value-type="float">
            <text:p>0,645</text:p>
          </table:table-cell>
          <table:table-cell table:style-name="ce3" table:formula="of:=[.F36]*2" office:value-type="float" office:value="0.024" calcext:value-type="float">
            <text:p>0,024</text:p>
          </table:table-cell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012" calcext:value-type="float">
            <text:p>0,0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37]-[.F37]" office:value-type="float" office:value="0.643" calcext:value-type="float">
            <text:p>0,643</text:p>
          </table:table-cell>
          <table:table-cell table:style-name="ce3" table:formula="of:=[.F37]*2" office:value-type="float" office:value="0.022" calcext:value-type="float">
            <text:p>0,022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38]-[.F38]" office:value-type="float" office:value="0.598" calcext:value-type="float">
            <text:p>0,598</text:p>
          </table:table-cell>
          <table:table-cell table:style-name="ce3" table:formula="of:=[.F38]*2" office:value-type="float" office:value="0.044" calcext:value-type="float">
            <text:p>0,0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39]-[.F39]" office:value-type="float" office:value="0.589" calcext:value-type="float">
            <text:p>0,589</text:p>
          </table:table-cell>
          <table:table-cell table:style-name="ce3" table:formula="of:=[.F39]*2" office:value-type="float" office:value="0.044" calcext:value-type="float">
            <text:p>0,04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40]-[.F40]" office:value-type="float" office:value="0.568" calcext:value-type="float">
            <text:p>0,568</text:p>
          </table:table-cell>
          <table:table-cell table:style-name="ce3" table:formula="of:=[.F40]*2" office:value-type="float" office:value="0.04" calcext:value-type="float">
            <text:p>0,04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02" calcext:value-type="float">
            <text:p>0,02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>
            <text:p>1000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61]-[.F61]" office:value-type="float" office:value="93.968" calcext:value-type="float">
            <text:p>93,968</text:p>
          </table:table-cell>
          <table:table-cell table:style-name="ce3" table:formula="of:=[.F61]*2" office:value-type="float" office:value="0.67" calcext:value-type="float">
            <text:p>0,67</text:p>
          </table:table-cell>
          <table:table-cell table:style-name="ce3" office:value-type="float" office:value="94.303" calcext:value-type="float">
            <text:p>94,303</text:p>
          </table:table-cell>
          <table:table-cell table:style-name="ce3" office:value-type="float" office:value="0.335" calcext:value-type="float">
            <text:p>0,3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62]-[.F62]" office:value-type="float" office:value="92.648" calcext:value-type="float">
            <text:p>92,648</text:p>
          </table:table-cell>
          <table:table-cell table:style-name="ce3" table:formula="of:=[.F62]*2" office:value-type="float" office:value="0.872" calcext:value-type="float">
            <text:p>0,872</text:p>
          </table:table-cell>
          <table:table-cell table:style-name="ce3" office:value-type="float" office:value="93.084" calcext:value-type="float">
            <text:p>93,084</text:p>
          </table:table-cell>
          <table:table-cell table:style-name="ce3" office:value-type="float" office:value="0.436" calcext:value-type="float">
            <text:p>0,436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63]-[.F63]" office:value-type="float" office:value="89.491" calcext:value-type="float">
            <text:p>89,491</text:p>
          </table:table-cell>
          <table:table-cell table:style-name="ce3" table:formula="of:=[.F63]*2" office:value-type="float" office:value="0.71" calcext:value-type="float">
            <text:p>0,71</text:p>
          </table:table-cell>
          <table:table-cell table:style-name="ce3" office:value-type="float" office:value="89.846" calcext:value-type="float">
            <text:p>89,846</text:p>
          </table:table-cell>
          <table:table-cell table:style-name="ce3" office:value-type="float" office:value="0.355" calcext:value-type="float">
            <text:p>0,35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64]-[.F64]" office:value-type="float" office:value="87.7" calcext:value-type="float">
            <text:p>87,7</text:p>
          </table:table-cell>
          <table:table-cell table:style-name="ce3" table:formula="of:=[.F64]*2" office:value-type="float" office:value="0.66" calcext:value-type="float">
            <text:p>0,66</text:p>
          </table:table-cell>
          <table:table-cell table:style-name="ce3" office:value-type="float" office:value="88.03" calcext:value-type="float">
            <text:p>88,03</text:p>
          </table:table-cell>
          <table:table-cell table:style-name="ce3" office:value-type="float" office:value="0.33" calcext:value-type="float">
            <text:p>0,3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65]-[.F65]" office:value-type="float" office:value="87.585" calcext:value-type="float">
            <text:p>87,585</text:p>
          </table:table-cell>
          <table:table-cell table:style-name="ce3" table:formula="of:=[.F65]*2" office:value-type="float" office:value="0.8" calcext:value-type="float">
            <text:p>0,8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66]-[.F66]" office:value-type="float" office:value="87.653" calcext:value-type="float">
            <text:p>87,653</text:p>
          </table:table-cell>
          <table:table-cell table:style-name="ce3" table:formula="of:=[.F66]*2" office:value-type="float" office:value="0.664" calcext:value-type="float">
            <text:p>0,664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332" calcext:value-type="float">
            <text:p>0,33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67]-[.F67]" office:value-type="float" office:value="87.381" calcext:value-type="float">
            <text:p>87,381</text:p>
          </table:table-cell>
          <table:table-cell table:style-name="ce3" table:formula="of:=[.F67]*2" office:value-type="float" office:value="0.774" calcext:value-type="float">
            <text:p>0,774</text:p>
          </table:table-cell>
          <table:table-cell table:style-name="ce3" office:value-type="float" office:value="87.768" calcext:value-type="float">
            <text:p>87,768</text:p>
          </table:table-cell>
          <table:table-cell table:style-name="ce3" office:value-type="float" office:value="0.387" calcext:value-type="float">
            <text:p>0,387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68]-[.F68]" office:value-type="float" office:value="38.687" calcext:value-type="float">
            <text:p>38,687</text:p>
          </table:table-cell>
          <table:table-cell table:style-name="ce3" table:formula="of:=[.F68]*2" office:value-type="float" office:value="0.806" calcext:value-type="float">
            <text:p>0,806</text:p>
          </table:table-cell>
          <table:table-cell table:style-name="ce3" office:value-type="float" office:value="39.09" calcext:value-type="float">
            <text:p>39,09</text:p>
          </table:table-cell>
          <table:table-cell table:style-name="ce3" office:value-type="float" office:value="0.403" calcext:value-type="float">
            <text:p>0,40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9]-[.F69]" office:value-type="float" office:value="36.418" calcext:value-type="float">
            <text:p>36,418</text:p>
          </table:table-cell>
          <table:table-cell table:style-name="ce3" table:formula="of:=[.F69]*2" office:value-type="float" office:value="0.824" calcext:value-type="float">
            <text:p>0,824</text:p>
          </table:table-cell>
          <table:table-cell table:style-name="ce3" office:value-type="float" office:value="36.83" calcext:value-type="float">
            <text:p>36,83</text:p>
          </table:table-cell>
          <table:table-cell table:style-name="ce3" office:value-type="float" office:value="0.412" calcext:value-type="float">
            <text:p>0,4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70]-[.F70]" office:value-type="float" office:value="35.708" calcext:value-type="float">
            <text:p>35,708</text:p>
          </table:table-cell>
          <table:table-cell table:style-name="ce3" table:formula="of:=[.F70]*2" office:value-type="float" office:value="0.828" calcext:value-type="float">
            <text:p>0,828</text:p>
          </table:table-cell>
          <table:table-cell table:style-name="ce3" office:value-type="float" office:value="36.122" calcext:value-type="float">
            <text:p>36,122</text:p>
          </table:table-cell>
          <table:table-cell table:style-name="ce3" office:value-type="float" office:value="0.414" calcext:value-type="float">
            <text:p>0,414</text:p>
          </table:table-cell>
        </table:table-row>
      </table:table>
      <table:named-expressions/>
      <table:database-ranges>
        <table:database-range table:name="__Anonymous_Sheet_DB__0" table:target-range-address="Feuille1.A60:Feuille1.B7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22:23:11.15925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2:34.428099057</meta:creation-date>
    <dc:date>2015-10-19T23:40:53.375457872</dc:date>
    <meta:editing-duration>PT59M15S</meta:editing-duration>
    <meta:editing-cycles>8</meta:editing-cycles>
    <meta:generator>LibreOffice/4.4.2.2$Linux_X86_64 LibreOffice_project/40m0$Build-2</meta:generator>
    <meta:document-statistic meta:table-count="1" meta:cell-count="2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649cm" svg:y="0.315cm" chart:style-name="ch2">
          <text:p>Tri d'un tableau de 10 personnes
(Score)</text:p>
        </chart:title>
        <chart:legend chart:legend-position="end" svg:x="13.803cm" svg:y="4.2cm" style:legend-expansion="high" chart:style-name="ch3"/>
        <chart:plot-area chart:style-name="ch4" table:cell-range-address="Feuille1.B3:Feuille1.B13 Feuille1.E3:Feuille1.E13" chart:data-source-has-labels="both" svg:x="0.325cm" svg:y="2.152cm" svg:width="13.153cm" svg:height="6.692cm">
          <chartooo:coordinate-region svg:x="5.915cm" svg:y="2.152cm" svg:width="7.326cm" svg:height="6.019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4:Feuille1.E13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241">
                <text:p>0.241</text:p>
                <draw:g>
                  <svg:desc>Feuille1.E4:Feuille1.E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343cm" svg:y="0.315cm" chart:style-name="ch2">
          <text:p>Tri d'un tableau de 1000 personnes
(Score)</text:p>
        </chart:title>
        <chart:legend chart:legend-position="end" svg:x="13.803cm" svg:y="4.2cm" style:legend-expansion="high" chart:style-name="ch3"/>
        <chart:plot-area chart:style-name="ch4" table:cell-range-address="Feuille1.B31:Feuille1.B40 Feuille1.E3:Feuille1.E3 Feuille1.E31:Feuille1.E40" chart:data-source-has-labels="both" svg:x="0.325cm" svg:y="2.152cm" svg:width="13.153cm" svg:height="6.692cm">
          <chartooo:coordinate-region svg:x="5.915cm" svg:y="2.152cm" svg:width="7.326cm" svg:height="6.019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31:Feuille1.E4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75">
                <text:p>0.775</text:p>
                <draw:g>
                  <svg:desc>Feuille1.E31:Feuille1.E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88">
                <text:p>0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298cm" svg:y="0.315cm" chart:style-name="ch2">
          <text:p>Tri d'un tableau de 100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31:Feuille1.D40 Feuille1.C3:Feuille1.D3" chart:data-source-has-labels="both" svg:x="0.364cm" svg:y="2.152cm" svg:width="13.291cm" svg:height="6.692cm">
          <chartooo:coordinate-region svg:x="5.954cm" svg:y="2.152cm" svg:width="7.464cm" svg:height="6.019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31:Feuille1.C4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31:Feuille1.D4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4">
                <text:p>0.74</text:p>
                <draw:g>
                  <svg:desc>Feuille1.C31:Feuille1.C40</svg:desc>
                </draw:g>
              </table:table-cell>
              <table:table-cell office:value-type="float" office:value="0.07">
                <text:p>0.07</text:p>
                <draw:g>
                  <svg:desc>Feuille1.D31:Feuille1.D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692">
                <text:p>0.69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693">
                <text:p>0.69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689">
                <text:p>0.68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4">
                <text:p>0.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45">
                <text:p>0.6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43">
                <text:p>0.6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598">
                <text:p>0.59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589">
                <text:p>0.58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68">
                <text:p>0.56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604cm" svg:y="0.315cm" chart:style-name="ch2">
          <text:p>Tri d'un tableau de 1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3:Feuille1.D13" chart:data-source-has-labels="both" svg:x="0.364cm" svg:y="2.152cm" svg:width="13.291cm" svg:height="6.692cm">
          <chartooo:coordinate-region svg:x="5.954cm" svg:y="2.152cm" svg:width="7.37cm" svg:height="6.019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4:Feuille1.C13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4:Feuille1.D13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182">
                <text:p>0.182</text:p>
                <draw:g>
                  <svg:desc>Feuille1.C4:Feuille1.C13</svg:desc>
                </draw:g>
              </table:table-cell>
              <table:table-cell office:value-type="float" office:value="0.118">
                <text:p>0.118</text:p>
                <draw:g>
                  <svg:desc>Feuille1.D4:Feuille1.D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195">
                <text:p>0.19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71">
                <text:p>0.17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69">
                <text:p>0.0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7">
                <text:p>0.05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6">
                <text:p>0.0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3">
                <text:p>0.0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">
                <text:p>0.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037cm" svg:y="0.315cm" chart:style-name="ch2">
          <text:p>Tri d'un tableau de 100000 personnes
(Score)</text:p>
        </chart:title>
        <chart:legend chart:legend-position="end" svg:x="13.803cm" svg:y="4.2cm" style:legend-expansion="high" chart:style-name="ch3"/>
        <chart:plot-area chart:style-name="ch4" table:cell-range-address="Feuille1.B61:Feuille1.B70 Feuille1.E3:Feuille1.E3 Feuille1.E61:Feuille1.E70" chart:data-source-has-labels="both" svg:x="0.325cm" svg:y="2.152cm" svg:width="13.153cm" svg:height="6.692cm">
          <chartooo:coordinate-region svg:x="5.915cm" svg:y="2.152cm" svg:width="7.279cm" svg:height="6.019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61:Feuille1.E7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4.303">
                <text:p>94.303</text:p>
                <draw:g>
                  <svg:desc>Feuille1.E61:Feuille1.E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3.084">
                <text:p>93.08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846">
                <text:p>89.8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768">
                <text:p>87.768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122">
                <text:p>36.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3.992cm" svg:y="0.315cm" chart:style-name="ch2">
          <text:p>Tri d'un tableau de 100000 personnes
(Marge d'erreur)</text:p>
        </chart:title>
        <chart:legend chart:legend-position="end" svg:x="14.019cm" svg:y="3.938cm" style:legend-expansion="high" chart:style-name="ch3"/>
        <chart:plot-area chart:style-name="ch4" table:cell-range-address="Feuille1.B61:Feuille1.D70 Feuille1.C3:Feuille1.D3" chart:data-source-has-labels="both" svg:x="0.364cm" svg:y="2.152cm" svg:width="13.291cm" svg:height="6.692cm">
          <chartooo:coordinate-region svg:x="5.954cm" svg:y="2.152cm" svg:width="7.417cm" svg:height="6.019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61:Feuille1.C7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61:Feuille1.D7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3.968">
                <text:p>93.968</text:p>
                <draw:g>
                  <svg:desc>Feuille1.C61:Feuille1.C70</svg:desc>
                </draw:g>
              </table:table-cell>
              <table:table-cell office:value-type="float" office:value="0.67">
                <text:p>0.67</text:p>
                <draw:g>
                  <svg:desc>Feuille1.D61:Feuille1.D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2.648">
                <text:p>92.64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491">
                <text:p>89.4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7.7">
                <text:p>87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585">
                <text:p>87.5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653">
                <text:p>87.653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381">
                <text:p>87.38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8.687">
                <text:p>38.6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418">
                <text:p>36.41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5.708">
                <text:p>35.708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